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Tableau2" style:family="table">
      <style:table-properties style:width="17cm" table:align="left"/>
    </style:style>
    <style:style style:name="Tableau2.A" style:family="table-column">
      <style:table-column-properties style:column-width="2.101cm"/>
    </style:style>
    <style:style style:name="Tableau2.B" style:family="table-column">
      <style:table-column-properties style:column-width="3.609cm"/>
    </style:style>
    <style:style style:name="Tableau2.C" style:family="table-column">
      <style:table-column-properties style:column-width="4.643cm"/>
    </style:style>
    <style:style style:name="Tableau2.D" style:family="table-column">
      <style:table-column-properties style:column-width="6.648cm"/>
    </style:style>
    <style:style style:name="Tableau2.A1" style:family="table-cell">
      <style:table-cell-properties style:vertical-align="middle" fo:padding="0.049cm" fo:border="none"/>
    </style:style>
    <style:style style:name="Tableau2.A2" style:family="table-cell">
      <style:table-cell-properties style:vertical-align="middle" fo:background-color="#eeeeee" fo:padding="0.049cm" fo:border="none">
        <style:background-image/>
      </style:table-cell-properties>
    </style:style>
    <style:style style:name="Tableau1" style:family="table">
      <style:table-properties style:width="16.697cm" fo:margin-left="-0.191cm" fo:margin-top="0cm" fo:margin-bottom="0cm" table:align="left" style:writing-mode="page"/>
    </style:style>
    <style:style style:name="Tableau1.A" style:family="table-column">
      <style:table-column-properties style:column-width="2.401cm"/>
    </style:style>
    <style:style style:name="Tableau1.B" style:family="table-column">
      <style:table-column-properties style:column-width="4.397cm"/>
    </style:style>
    <style:style style:name="Tableau1.C" style:family="table-column">
      <style:table-column-properties style:column-width="2cm"/>
    </style:style>
    <style:style style:name="Tableau1.D" style:family="table-column">
      <style:table-column-properties style:column-width="0.702cm"/>
    </style:style>
    <style:style style:name="Tableau1.E" style:family="table-column">
      <style:table-column-properties style:column-width="0.9cm"/>
    </style:style>
    <style:style style:name="Tableau1.F" style:family="table-column">
      <style:table-column-properties style:column-width="0.898cm"/>
    </style:style>
    <style:style style:name="Tableau1.H" style:family="table-column">
      <style:table-column-properties style:column-width="0.903cm"/>
    </style:style>
    <style:style style:name="Tableau1.J" style:family="table-column">
      <style:table-column-properties style:column-width="0.896cm"/>
    </style:style>
    <style:style style:name="Tableau1.L" style:family="table-column">
      <style:table-column-properties style:column-width="0.901cm"/>
    </style:style>
    <style:style style:name="Tableau1.1" style:family="table-row">
      <style:table-row-properties style:min-row-height="0.035cm" fo:keep-together="auto"/>
    </style:style>
    <style:style style:name="Tableau1.A1" style:family="table-cell">
      <style:table-cell-properties style:vertical-align="middle" fo:background-color="transparent" fo:padding-left="0.191cm" fo:padding-right="0.191cm" fo:padding-top="0cm" fo:padding-bottom="0cm" fo:border-left="0.5pt solid #000000" fo:border-right="none" fo:border-top="1pt solid #000000" fo:border-bottom="1pt solid #000000">
        <style:background-image/>
      </style:table-cell-properties>
    </style:style>
    <style:style style:name="Tableau1.B1" style:family="table-cell">
      <style:table-cell-properties style:vertical-align="middle" fo:background-color="transparent" fo:padding-left="0.191cm" fo:padding-right="0.191cm" fo:padding-top="0cm" fo:padding-bottom="0cm" fo:border-left="none" fo:border-right="none" fo:border-top="1pt solid #000000" fo:border-bottom="1pt solid #000000">
        <style:background-image/>
      </style:table-cell-properties>
    </style:style>
    <style:style style:name="Tableau1.L1" style:family="table-cell">
      <style:table-cell-properties style:vertical-align="middle" fo:background-color="transparent" fo:padding-left="0.191cm" fo:padding-right="0.191cm" fo:padding-top="0cm" fo:padding-bottom="0cm" fo:border-left="0.5pt solid #000000" fo:border-right="0.5pt solid #000000" fo:border-top="1pt solid #000000" fo:border-bottom="1pt solid #000000">
        <style:background-image/>
      </style:table-cell-properties>
    </style:style>
    <style:style style:name="Tableau1.A2" style:family="table-cell">
      <style:table-cell-properties style:vertical-align="middle" fo:background-color="transparent" fo:padding-left="0.191cm" fo:padding-right="0.191cm" fo:padding-top="0cm" fo:padding-bottom="0cm" fo:border-left="0.5pt solid #000000" fo:border-right="none" fo:border-top="none" fo:border-bottom="1pt solid #000000">
        <style:background-image/>
      </style:table-cell-properties>
    </style:style>
    <style:style style:name="Tableau1.B2" style:family="table-cell">
      <style:table-cell-properties style:vertical-align="middle" fo:background-color="transparent" fo:padding-left="0.191cm" fo:padding-right="0.191cm" fo:padding-top="0cm" fo:padding-bottom="0cm" fo:border-left="none" fo:border-right="none" fo:border-top="none" fo:border-bottom="1pt solid #000000">
        <style:background-image/>
      </style:table-cell-properties>
    </style:style>
    <style:style style:name="Tableau1.L2" style:family="table-cell">
      <style:table-cell-properties style:vertical-align="middle" fo:background-color="transparent" fo:padding-left="0.191cm" fo:padding-right="0.191cm" fo:padding-top="0cm" fo:padding-bottom="0cm" fo:border-left="0.5pt solid #000000" fo:border-right="0.5pt solid #000000" fo:border-top="none" fo:border-bottom="1pt solid #000000">
        <style:background-image/>
      </style:table-cell-properties>
    </style:style>
    <style:style style:name="Tableau1.3" style:family="table-row">
      <style:table-row-properties style:min-row-height="0.476cm" fo:keep-together="auto"/>
    </style:style>
    <style:style style:name="Tableau1.A4" style:family="table-cell">
      <style:table-cell-properties style:vertical-align="middle" fo:background-color="transparent" fo:padding-left="0.191cm" fo:padding-right="0.191cm" fo:padding-top="0cm" fo:padding-bottom="0cm" fo:border-left="0.5pt solid #000000" fo:border-right="none" fo:border-top="none" fo:border-bottom="none">
        <style:background-image/>
      </style:table-cell-properties>
    </style:style>
    <style:style style:name="Tableau1.B4" style:family="table-cell">
      <style:table-cell-properties style:vertical-align="middle" fo:background-color="transparent" fo:padding-left="0.191cm" fo:padding-right="0.191cm" fo:padding-top="0cm" fo:padding-bottom="0cm" fo:border="none">
        <style:background-image/>
      </style:table-cell-properties>
    </style:style>
    <style:style style:name="Tableau1.L4" style:family="table-cell">
      <style:table-cell-properties style:vertical-align="middle" fo:background-color="transparent" fo:padding-left="0.191cm" fo:padding-right="0.191cm" fo:padding-top="0cm" fo:padding-bottom="0cm" fo:border-left="0.5pt solid #000000" fo:border-right="0.5pt solid #000000" fo:border-top="none" fo:border-bottom="none">
        <style:background-image/>
      </style:table-cell-properties>
    </style:style>
    <style:style style:name="P1" style:family="paragraph" style:parent-style-name="Heading_20_1">
      <style:text-properties officeooo:rsid="00210ca0" officeooo:paragraph-rsid="00210ca0"/>
    </style:style>
    <style:style style:name="P2" style:family="paragraph" style:parent-style-name="Text_20_body">
      <style:text-properties officeooo:rsid="00210ca0" officeooo:paragraph-rsid="00210ca0"/>
    </style:style>
    <style:style style:name="P3" style:family="paragraph" style:parent-style-name="Standard">
      <style:text-properties officeooo:rsid="00210ca0" officeooo:paragraph-rsid="00210ca0"/>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fo:font-style="normal" fo:font-weight="bold" style:font-style-asian="normal" style:font-weight-asian="bold" style:font-style-complex="normal" style:font-weight-complex="bold"/>
    </style:style>
    <style:style style:name="P6" style:family="paragraph" style:parent-style-name="Standard" style:list-style-name="L1"/>
    <style:style style:name="P7" style:family="paragraph" style:parent-style-name="Standard" style:list-style-name="L2"/>
    <style:style style:name="P8" style:family="paragraph" style:parent-style-name="Standard">
      <style:paragraph-properties fo:margin-left="-0.199cm" fo:margin-right="-0.199cm" fo:line-height="100%" fo:text-align="center" style:justify-single-word="false" fo:orphans="2" fo:widows="2"/>
      <style:text-properties officeooo:paragraph-rsid="001482f2"/>
    </style:style>
    <style:style style:name="P9" style:family="paragraph" style:parent-style-name="Standard">
      <style:paragraph-properties fo:margin-left="-0.101cm" fo:margin-right="-0.101cm" fo:line-height="100%" fo:orphans="2" fo:widows="2"/>
      <style:text-properties officeooo:paragraph-rsid="001482f2" fo:background-color="transparent"/>
    </style:style>
    <style:style style:name="P10" style:family="paragraph" style:parent-style-name="Standard">
      <style:paragraph-properties fo:margin-left="-0.101cm" fo:margin-right="-0.101cm" fo:line-height="100%" fo:text-align="center" style:justify-single-word="false" fo:orphans="2" fo:widows="2"/>
      <style:text-properties officeooo:paragraph-rsid="001482f2" fo:background-color="transparent"/>
    </style:style>
    <style:style style:name="P11" style:family="paragraph" style:parent-style-name="Standard">
      <style:paragraph-properties fo:margin-left="-0.101cm" fo:margin-right="-0.101cm" fo:line-height="100%" fo:orphans="2" fo:widows="2"/>
      <style:text-properties fo:background-color="transparent"/>
    </style:style>
    <style:style style:name="P12" style:family="paragraph" style:parent-style-name="Standard">
      <style:paragraph-properties fo:margin-left="-0.101cm" fo:margin-right="-0.101cm" fo:line-height="100%" fo:text-align="center" style:justify-single-word="false" fo:orphans="2" fo:widows="2"/>
      <style:text-properties fo:background-color="transparent"/>
    </style:style>
    <style:style style:name="P13" style:family="paragraph" style:parent-style-name="Standard">
      <style:paragraph-properties fo:margin-left="-0.101cm" fo:margin-right="-0.101cm" fo:line-height="100%" fo:orphans="2" fo:widows="2"/>
    </style:style>
    <style:style style:name="P14" style:family="paragraph" style:parent-style-name="Standard">
      <style:paragraph-properties fo:margin-left="-0.101cm" fo:margin-right="-0.101cm" fo:line-height="100%" fo:text-align="center" style:justify-single-word="false" fo:orphans="2" fo:widows="2"/>
    </style:style>
    <style:style style:name="P15" style:family="paragraph" style:parent-style-name="Standard">
      <style:text-properties officeooo:paragraph-rsid="001482f2"/>
    </style:style>
    <style:style style:name="P16" style:family="paragraph" style:parent-style-name="Heading_20_2">
      <style:text-properties officeooo:paragraph-rsid="00178d9c"/>
    </style:style>
    <style:style style:name="P17" style:family="paragraph" style:parent-style-name="Text_20_body">
      <style:text-properties officeooo:rsid="000f0f57" officeooo:paragraph-rsid="000f0f57"/>
    </style:style>
    <style:style style:name="P18" style:family="paragraph" style:parent-style-name="Text_20_body" style:list-style-name="L3">
      <style:text-properties officeooo:rsid="0010eb04" officeooo:paragraph-rsid="0010eb04"/>
    </style:style>
    <style:style style:name="P19" style:family="paragraph" style:parent-style-name="Text_20_body" style:list-style-name="L3">
      <style:text-properties officeooo:rsid="00315c4c" officeooo:paragraph-rsid="00315c4c"/>
    </style:style>
    <style:style style:name="P20" style:family="paragraph" style:parent-style-name="Heading_20_2">
      <style:text-properties officeooo:rsid="0028fc0a" officeooo:paragraph-rsid="0028fc0a"/>
    </style:style>
    <style:style style:name="P21" style:family="paragraph" style:parent-style-name="Text_20_body">
      <style:text-properties officeooo:rsid="0028fc0a" officeooo:paragraph-rsid="0028fc0a"/>
    </style:style>
    <style:style style:name="P22" style:family="paragraph" style:parent-style-name="Text_20_body">
      <style:text-properties officeooo:paragraph-rsid="0028fc0a"/>
    </style:style>
    <style:style style:name="P23" style:family="paragraph" style:parent-style-name="Standard">
      <style:text-properties officeooo:paragraph-rsid="0028fc0a"/>
    </style:style>
    <style:style style:name="P24" style:family="paragraph" style:parent-style-name="Text_20_body">
      <style:text-properties officeooo:paragraph-rsid="00090d5b"/>
    </style:style>
    <style:style style:name="P25" style:family="paragraph" style:parent-style-name="Text_20_body" style:list-style-name="L4">
      <style:text-properties officeooo:paragraph-rsid="00090d5b"/>
    </style:style>
    <style:style style:name="P26" style:family="paragraph" style:parent-style-name="Text_20_body">
      <style:text-properties officeooo:rsid="00192388" officeooo:paragraph-rsid="00192388"/>
    </style:style>
    <style:style style:name="P27" style:family="paragraph" style:parent-style-name="Standard">
      <style:text-properties officeooo:paragraph-rsid="00090d5b"/>
    </style:style>
    <style:style style:name="P28" style:family="paragraph" style:parent-style-name="Standard">
      <style:text-properties officeooo:rsid="00315c4c" officeooo:paragraph-rsid="00315c4c"/>
    </style:style>
    <style:style style:name="P29" style:family="paragraph" style:parent-style-name="Standard">
      <style:text-properties officeooo:paragraph-rsid="00315c4c"/>
    </style:style>
    <style:style style:name="P30" style:family="paragraph" style:parent-style-name="Standard" style:list-style-name="L5"/>
    <style:style style:name="P31" style:family="paragraph" style:parent-style-name="Standard" style:list-style-name="L6">
      <style:text-properties officeooo:paragraph-rsid="002af553"/>
    </style:style>
    <style:style style:name="P32" style:family="paragraph" style:parent-style-name="Text_20_body">
      <style:text-properties officeooo:paragraph-rsid="001a38d7"/>
    </style:style>
    <style:style style:name="P33" style:family="paragraph" style:parent-style-name="Text_20_body">
      <style:text-properties officeooo:rsid="0024d90f" officeooo:paragraph-rsid="0024d90f"/>
    </style:style>
    <style:style style:name="P34" style:family="paragraph" style:parent-style-name="Standard">
      <style:text-properties officeooo:rsid="0009f4f2" officeooo:paragraph-rsid="0009f4f2"/>
    </style:style>
    <style:style style:name="T1" style:family="text">
      <style:text-properties fo:font-style="italic"/>
    </style:style>
    <style:style style:name="T2" style:family="text">
      <style:text-properties officeooo:rsid="00252224"/>
    </style:style>
    <style:style style:name="T3" style:family="text">
      <style:text-properties officeooo:rsid="000a5676"/>
    </style:style>
    <style:style style:name="T4" style:family="text">
      <style:text-properties officeooo:rsid="0019c57c"/>
    </style:style>
    <style:style style:name="T5" style:family="text">
      <style:text-properties officeooo:rsid="001482f2"/>
    </style:style>
    <style:style style:name="T6" style:family="text">
      <style:text-properties fo:font-style="italic" style:font-style-asian="italic" style:font-style-complex="italic"/>
    </style:style>
    <style:style style:name="T7" style:family="text">
      <style:text-properties fo:color="#000000" loext:opacity="100%" fo:font-size="7pt" fo:language="en" fo:country="US" fo:font-weight="bold" style:font-size-asian="7pt" style:language-asian="en" style:country-asian="US" style:font-weight-asian="bold" style:font-size-complex="7pt" style:font-weight-complex="bold"/>
    </style:style>
    <style:style style:name="T8" style:family="text">
      <style:text-properties fo:background-color="#ffff00" loext:char-shading-value="0"/>
    </style:style>
    <style:style style:name="T9" style:family="text">
      <style:text-properties fo:color="#000000" loext:opacity="100%" fo:font-size="7pt" style:font-size-asian="7pt" style:language-asian="en" style:country-asian="US" style:font-size-complex="7pt"/>
    </style:style>
    <style:style style:name="T10" style:family="text">
      <style:text-properties fo:color="#000000" loext:opacity="100%" fo:font-size="7pt" fo:language="en" fo:country="US" style:font-size-asian="7pt" style:language-asian="en" style:country-asian="US" style:font-size-complex="7pt"/>
    </style:style>
    <style:style style:name="T11" style:family="text">
      <style:text-properties fo:color="#000000" loext:opacity="100%" fo:font-family="'Segoe UI Symbol'" style:font-family-generic="swiss" style:font-pitch="variable" fo:font-size="7pt" fo:language="en" fo:country="US" style:font-size-asian="7pt" style:language-asian="en" style:country-asian="US" style:font-family-complex="'Segoe UI Symbol'" style:font-family-generic-complex="system" style:font-pitch-complex="variable" style:font-size-complex="7pt"/>
    </style:style>
    <style:style style:name="T12" style:family="text">
      <style:text-properties officeooo:rsid="00322376"/>
    </style:style>
    <style:style style:name="T13" style:family="text">
      <style:text-properties officeooo:rsid="00178d9c"/>
    </style:style>
    <style:style style:name="T14" style:family="text">
      <style:text-properties officeooo:rsid="002acd17"/>
    </style:style>
    <style:style style:name="T15" style:family="text">
      <style:text-properties officeooo:rsid="0028fc0a"/>
    </style:style>
    <style:style style:name="T16" style:family="text">
      <style:text-properties officeooo:rsid="00315c4c"/>
    </style:style>
    <style:style style:name="T17" style:family="text">
      <style:text-properties officeooo:rsid="001b50c9"/>
    </style:style>
    <style:style style:name="T18" style:family="text">
      <style:text-properties officeooo:rsid="0009f4f2"/>
    </style:style>
    <style:style style:name="T19" style:family="text">
      <style:text-properties fo:font-weight="bold" style:font-weight-asian="bold" style:font-weight-complex="bold"/>
    </style:style>
    <style:style style:name="T20" style:family="text">
      <style:text-properties officeooo:rsid="001a38d7"/>
    </style:style>
    <style:style style:name="T21" style:family="text">
      <style:text-properties officeooo:rsid="002af55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ro Rev Lit - Exercices</text:p>
      <text:h text:style-name="P1" text:outline-level="1">1 Typologie des revues de littérature</text:h>
      <text:p text:style-name="P2">Quels sont les biais qu’il s’agit de minimiser ?</text:p>
      <text:p text:style-name="P3">Haddaway, N. R., Lotfi, T., &amp; Mbuagbaw, L. (2022). Systematic reviews : A glossary for public health. <text:span text:style-name="T1">Scandinavian Journal of Public Health</text:span>, <text:span text:style-name="T1">51</text:span>(1), 1‑10. <text:a xlink:type="simple" xlink:href="https://doi.org/10.1177/14034948221074998" text:style-name="Internet_20_link" text:visited-style-name="Visited_20_Internet_20_Link">https://doi.org/10.1177/14034948221074998</text:a></text:p>
      <text:p text:style-name="P2"/>
      <text:p text:style-name="P3">Table I. Biases that can affect evidence synthesis findings at various methodological stages with possible mitigation measures.</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Review stage</text:p>
            </table:table-cell>
            <table:table-cell table:style-name="Tableau2.A1" office:value-type="string">
              <text:p text:style-name="Table_20_Heading">Type of limitation/bias</text:p>
            </table:table-cell>
            <table:table-cell table:style-name="Tableau2.A1" office:value-type="string">
              <text:p text:style-name="Table_20_Heading">Description</text:p>
            </table:table-cell>
            <table:table-cell table:style-name="Tableau2.A1" office:value-type="string">
              <text:p text:style-name="Table_20_Heading">Possible mitigation measures</text:p>
            </table:table-cell>
          </table:table-row>
        </table:table-header-rows>
        <table:table-row>
          <table:table-cell table:style-name="Tableau2.A2" office:value-type="string">
            <text:p text:style-name="Table_20_Contents">All stages</text:p>
          </table:table-cell>
          <table:table-cell table:style-name="Tableau2.A2" office:value-type="string">
            <text:p text:style-name="P4">Lack of transparency</text:p>
          </table:table-cell>
          <table:table-cell table:style-name="Tableau2.A2" office:value-type="string">
            <text:p text:style-name="Table_20_Contents">The methods used in the review are not reported in sufficient detail to allow replication or verification</text:p>
          </table:table-cell>
          <table:table-cell table:style-name="Tableau2.A2" office:value-type="string">
            <text:p text:style-name="Table_20_Contents">Report all activities (including search terms/strings, languages and databases searched, screening process and test for screening consistency, number of included/excluded studies at each stage of the review process, and so on) in detail in the Methods section and Supplementary Information</text:p>
          </table:table-cell>
        </table:table-row>
        <table:table-row>
          <table:table-cell table:style-name="Tableau2.A1" office:value-type="string">
            <text:p text:style-name="Table_20_Contents">Protocol</text:p>
          </table:table-cell>
          <table:table-cell table:style-name="Tableau2.A1" office:value-type="string">
            <text:p text:style-name="Table_20_Contents">Subject drift/question creep</text:p>
          </table:table-cell>
          <table:table-cell table:style-name="Tableau2.A1" office:value-type="string">
            <text:p text:style-name="Table_20_Contents">The topic/scope or definitions of the review shift over the course of the review – for example, driven by what reviewers find interesting in the evidence base</text:p>
          </table:table-cell>
          <table:table-cell table:style-name="Tableau2.A1" office:value-type="string">
            <text:p text:style-name="Table_20_Contents">An a priori protocol sets out the planned methods for the review in detail and is published (and preferably peer-reviewed by subject and methodology experts) prior to commencing the review</text:p>
          </table:table-cell>
        </table:table-row>
        <table:table-row>
          <table:table-cell table:style-name="Tableau2.A2" office:value-type="string">
            <text:p text:style-name="Table_20_Contents">Searching (general)</text:p>
          </table:table-cell>
          <table:table-cell table:style-name="Tableau2.A2" office:value-type="string">
            <text:p text:style-name="P4">Selection bias/cherry-picking</text:p>
          </table:table-cell>
          <table:table-cell table:style-name="Tableau2.A2" office:value-type="string">
            <text:p text:style-name="Table_20_Contents">Studies included in the review are selected based on awareness of the reviewer</text:p>
          </table:table-cell>
          <table:table-cell table:style-name="Tableau2.A2" office:value-type="string">
            <text:p text:style-name="Table_20_Contents">Systematic search across a suite of resources rather than selection of studies with which authors are already familiar. Clear inclusion and exclusion criteria and justification for exclusions</text:p>
          </table:table-cell>
        </table:table-row>
        <table:table-row>
          <table:table-cell table:style-name="Tableau2.A2" office:value-type="string">
            <text:p text:style-name="Table_20_Contents"> </text:p>
          </table:table-cell>
          <table:table-cell table:style-name="Tableau2.A2" office:value-type="string">
            <text:p text:style-name="P4">Lack of comprehensiveness</text:p>
          </table:table-cell>
          <table:table-cell table:style-name="Tableau2.A2" office:value-type="string">
            <text:p text:style-name="Table_20_Contents">The evidence base identified is incomplete and may not be representative</text:p>
          </table:table-cell>
          <table:table-cell table:style-name="Tableau2.A2" office:value-type="string">
            <text:p text:style-name="Table_20_Contents">Comprehensive searching across multiple bibliographic databases and sources of grey literature, searches in multiple relevant languages</text:p>
          </table:table-cell>
        </table:table-row>
        <table:table-row>
          <table:table-cell table:style-name="Tableau2.A2" office:value-type="string">
            <text:p text:style-name="Table_20_Contents"> </text:p>
          </table:table-cell>
          <table:table-cell table:style-name="Tableau2.A2" office:value-type="string">
            <text:p text:style-name="P4">Media attention bias</text:p>
          </table:table-cell>
          <table:table-cell table:style-name="Tableau2.A2" office:value-type="string">
            <text:p text:style-name="Table_20_Contents">Reviewers may be influenced in their selection of articles based on what is discussed in the media</text:p>
          </table:table-cell>
          <table:table-cell table:style-name="Tableau2.A2" office:value-type="string">
            <text:p text:style-name="Table_20_Contents">Systematic search across a suite of resources rather than selection of studies with which authors are already familiar with</text:p>
          </table:table-cell>
        </table:table-row>
        <table:table-row>
          <table:table-cell table:style-name="Tableau2.A2" table:number-rows-spanned="2" office:value-type="string">
            <text:p text:style-name="Table_20_Contents">Searching academic literature</text:p>
          </table:table-cell>
          <table:table-cell table:style-name="Tableau2.A2" office:value-type="string">
            <text:p text:style-name="P4">Place of publication bias</text:p>
          </table:table-cell>
          <table:table-cell table:style-name="Tableau2.A2" office:value-type="string">
            <text:p text:style-name="Table_20_Contents">Journals with a higher ‘impact’ and visibility are more likely to publish significant, positive/affirmative <text:soft-page-break/>research</text:p>
          </table:table-cell>
          <table:table-cell table:style-name="Tableau2.A2" office:value-type="string">
            <text:p text:style-name="Table_20_Contents">Comprehensive searching across multiple bibliographic databases</text:p>
          </table:table-cell>
        </table:table-row>
        <table:table-row>
          <table:covered-table-cell table:style-name="Tableau2.A1"/>
          <table:table-cell table:style-name="Tableau2.A2" office:value-type="string">
            <text:p text:style-name="P4">Citation bias</text:p>
          </table:table-cell>
          <table:table-cell table:style-name="Tableau2.A2" office:value-type="string">
            <text:p text:style-name="Table_20_Contents">Some studies, such as those with significant results, are more likely to be cited than others, resulting in a possible bias if citations are used as a basis for article selection</text:p>
          </table:table-cell>
          <table:table-cell table:style-name="Tableau2.A2" office:value-type="string">
            <text:p text:style-name="Table_20_Contents">Searching using a variety of different methods, including bibliographic databases, screening bibliographies, and citation tracking (forwards or backwards)</text:p>
          </table:table-cell>
        </table:table-row>
        <table:table-row>
          <table:table-cell table:style-name="Tableau2.A2" office:value-type="string">
            <text:p text:style-name="Table_20_Contents"> </text:p>
          </table:table-cell>
          <table:table-cell table:style-name="Tableau2.A2" office:value-type="string">
            <text:p text:style-name="P4">Database bias</text:p>
          </table:table-cell>
          <table:table-cell table:style-name="Tableau2.A2" office:value-type="string">
            <text:p text:style-name="Table_20_Contents">Bibliographic databases select which journals to index and may omit certain bodies of evidence</text:p>
          </table:table-cell>
          <table:table-cell table:style-name="Tableau2.A2" office:value-type="string">
            <text:p text:style-name="Table_20_Contents">Comprehensive searching across multiple bibliographic databases</text:p>
          </table:table-cell>
        </table:table-row>
        <table:table-row>
          <table:table-cell table:style-name="Tableau2.A2" office:value-type="string">
            <text:p text:style-name="Table_20_Contents">Searching grey literature</text:p>
          </table:table-cell>
          <table:table-cell table:style-name="Tableau2.A2" office:value-type="string">
            <text:p text:style-name="P5">Publication bias</text:p>
          </table:table-cell>
          <table:table-cell table:style-name="Tableau2.A2" office:value-type="string">
            <text:p text:style-name="Table_20_Contents">Significant and/or positive results may be more likely to be published in traditional academic journals</text:p>
          </table:table-cell>
          <table:table-cell table:style-name="Tableau2.A2" office:value-type="string">
            <text:p text:style-name="Table_20_Contents">Comprehensive searching across multiple resources</text:p>
          </table:table-cell>
        </table:table-row>
        <table:table-row>
          <table:table-cell table:style-name="Tableau2.A2" office:value-type="string">
            <text:p text:style-name="Table_20_Contents"> </text:p>
          </table:table-cell>
          <table:table-cell table:style-name="Tableau2.A2" office:value-type="string">
            <text:p text:style-name="P4">Language bias</text:p>
          </table:table-cell>
          <table:table-cell table:style-name="Tableau2.A2" office:value-type="string">
            <text:p text:style-name="Table_20_Contents">Twofold: 1) non-English research may be less likely to be translated and published in ‘mainstream’ English journals; and 2) searches not performed in non-English languages may miss research published in other language journals</text:p>
          </table:table-cell>
          <table:table-cell table:style-name="Tableau2.A2" office:value-type="string">
            <text:p text:style-name="Table_20_Contents">Searching for and inclusion of non-English language evidence (e.g. collaborating with non-English speaking researchers)</text:p>
          </table:table-cell>
        </table:table-row>
        <table:table-row>
          <table:table-cell table:style-name="Tableau2.A1" office:value-type="string">
            <text:p text:style-name="Table_20_Contents">Eligibility screening</text:p>
          </table:table-cell>
          <table:table-cell table:style-name="Tableau2.A1" office:value-type="string">
            <text:p text:style-name="Table_20_Contents">Lack of consistency</text:p>
          </table:table-cell>
          <table:table-cell table:style-name="Tableau2.A1" office:value-type="string">
            <text:p text:style-name="Table_20_Contents">Different reviewers make different decisions regarding eligibility</text:p>
          </table:table-cell>
          <table:table-cell table:style-name="Tableau2.A1" office:value-type="string">
            <text:p text:style-name="Table_20_Contents">Set out planned methods in detail in an a priori protocol developed through scoping of the literature. Test for consistency formally, discussing disagreements and revising criteria where necessary. Disagreement should be measured and reported</text:p>
          </table:table-cell>
        </table:table-row>
        <table:table-row>
          <table:table-cell table:style-name="Tableau2.A2" office:value-type="string">
            <text:p text:style-name="Table_20_Contents">Retrieval</text:p>
          </table:table-cell>
          <table:table-cell table:style-name="Tableau2.A2" office:value-type="string">
            <text:p text:style-name="P4">Dissemination bias</text:p>
          </table:table-cell>
          <table:table-cell table:style-name="Tableau2.A2" office:value-type="string">
            <text:p text:style-name="Table_20_Contents">Lack of accessibility (due to limitations of the reviewers’ subscription, for example) meaning that some studies are omitted from the review</text:p>
          </table:table-cell>
          <table:table-cell table:style-name="Tableau2.A2" office:value-type="string">
            <text:p text:style-name="Table_20_Contents">Comprehensive retrieval of studies (including contacting the corresponding authors for copies of full texts where not otherwise available)</text:p>
          </table:table-cell>
        </table:table-row>
        <table:table-row>
          <table:table-cell table:style-name="Tableau2.A1" office:value-type="string">
            <text:p text:style-name="Table_20_Contents">Data extraction</text:p>
          </table:table-cell>
          <table:table-cell table:style-name="Tableau2.A1" office:value-type="string">
            <text:p text:style-name="Table_20_Contents">Lack of consistency</text:p>
          </table:table-cell>
          <table:table-cell table:style-name="Tableau2.A1" office:value-type="string">
            <text:p text:style-name="Table_20_Contents">Different reviewers extract different data</text:p>
          </table:table-cell>
          <table:table-cell table:style-name="Tableau2.A1" office:value-type="string">
            <text:p text:style-name="Table_20_Contents">Set out planned methods in detail in an a priori protocol developed through scoping of the literature. Test for consistency formally, discussing disagreements and revising criteria where necessary</text:p>
          </table:table-cell>
        </table:table-row>
        <table:table-row>
          <table:table-cell table:style-name="Tableau2.A1" office:value-type="string">
            <text:p text:style-name="Table_20_Contents">Critical appraisal</text:p>
          </table:table-cell>
          <table:table-cell table:style-name="Tableau2.A1" office:value-type="string">
            <text:p text:style-name="Table_20_Contents">Outcome reporting bias</text:p>
          </table:table-cell>
          <table:table-cell table:style-name="Tableau2.A1" office:value-type="string">
            <text:p text:style-name="Table_20_Contents">Some study measured outcomes are omitted <text:soft-page-break/>from a research article despite having been recorded by the authors, possibly due to a lack of statistical significance</text:p>
          </table:table-cell>
          <table:table-cell table:style-name="Tableau2.A1" office:value-type="string">
            <text:p text:style-name="Table_20_Contents">Critical appraisal/consulting multiple publications of the same study to <text:soft-page-break/>identify references to missing data</text:p>
          </table:table-cell>
        </table:table-row>
        <table:table-row>
          <table:table-cell table:style-name="Tableau2.A1" office:value-type="string">
            <text:p text:style-name="Table_20_Contents"> </text:p>
          </table:table-cell>
          <table:table-cell table:style-name="Tableau2.A1" office:value-type="string">
            <text:p text:style-name="Table_20_Contents">Full publication bias</text:p>
          </table:table-cell>
          <table:table-cell table:style-name="Tableau2.A1" office:value-type="string">
            <text:p text:style-name="Table_20_Contents">Researchers may only publish parts of their study – for example, due to statistical significance or journal space limitations</text:p>
          </table:table-cell>
          <table:table-cell table:style-name="Tableau2.A1" office:value-type="string">
            <text:p text:style-name="Table_20_Contents">Critical appraisal/author contact</text:p>
          </table:table-cell>
        </table:table-row>
        <table:table-row>
          <table:table-cell table:style-name="Tableau2.A2" office:value-type="string">
            <text:p text:style-name="Table_20_Contents"> </text:p>
          </table:table-cell>
          <table:table-cell table:style-name="Tableau2.A2" office:value-type="string">
            <text:p text:style-name="P4">Multiple publication bias</text:p>
          </table:table-cell>
          <table:table-cell table:style-name="Tableau2.A2" office:value-type="string">
            <text:p text:style-name="Table_20_Contents">Studies with significant results are more likely to be published across multiple articles</text:p>
          </table:table-cell>
          <table:table-cell table:style-name="Tableau2.A2" office:value-type="string">
            <text:p text:style-name="Table_20_Contents">Critical appraisal/identifying all linked publications and reporting as one study. Comparison to studies included in similar systematic reviews</text:p>
          </table:table-cell>
        </table:table-row>
        <table:table-row>
          <table:table-cell table:style-name="Tableau2.A1" office:value-type="string">
            <text:p text:style-name="Table_20_Contents"> </text:p>
          </table:table-cell>
          <table:table-cell table:style-name="Tableau2.A1" office:value-type="string">
            <text:p text:style-name="Table_20_Contents">Funding bias</text:p>
          </table:table-cell>
          <table:table-cell table:style-name="Tableau2.A1" office:value-type="string">
            <text:p text:style-name="Table_20_Contents">Research funded by those with vested interests may be more likely to show a positive finding</text:p>
          </table:table-cell>
          <table:table-cell table:style-name="Tableau2.A1" office:value-type="string">
            <text:p text:style-name="Table_20_Contents">Critical appraisal</text:p>
          </table:table-cell>
        </table:table-row>
        <table:table-row>
          <table:table-cell table:style-name="Tableau2.A1" office:value-type="string">
            <text:p text:style-name="Table_20_Contents"> </text:p>
          </table:table-cell>
          <table:table-cell table:style-name="Tableau2.A1" office:value-type="string">
            <text:p text:style-name="Table_20_Contents">Lack of consistency</text:p>
          </table:table-cell>
          <table:table-cell table:style-name="Tableau2.A1" office:value-type="string">
            <text:p text:style-name="Table_20_Contents">Different reviewers make different conclusions regarding study validity</text:p>
          </table:table-cell>
          <table:table-cell table:style-name="Tableau2.A1" office:value-type="string">
            <text:p text:style-name="Table_20_Contents">Set out planned methods in detail in an a priori protocol developed through scoping of the literature. Test for consistency formally, discussing disagreements and revising criteria where necessary/use validated critical appraisal tools</text:p>
          </table:table-cell>
        </table:table-row>
        <table:table-row>
          <table:table-cell table:style-name="Tableau2.A1" office:value-type="string">
            <text:p text:style-name="Table_20_Contents">Synthesis</text:p>
          </table:table-cell>
          <table:table-cell table:style-name="Tableau2.A1" office:value-type="string">
            <text:p text:style-name="Table_20_Contents">Vote-counting</text:p>
          </table:table-cell>
          <table:table-cell table:style-name="Tableau2.A1" office:value-type="string">
            <text:p text:style-name="Table_20_Contents">Studies are tallied up according to the direction or significance of their results, with the number of studies used as a weighting of the evidence in favour of or refuting a hypothesis</text:p>
          </table:table-cell>
          <table:table-cell table:style-name="Tableau2.A1" office:value-type="string">
            <text:p text:style-name="Table_20_Contents">Conduct critical appraisal to classify studies according to their validity. Weight studies when conducting synthesis to give greater influence to more valid evidence. Account for the magnitude of effect and not just the direction/significance when synthesising results across studies. Perform sensitivity analysis to examine the influence of validity on review findings. Use meta-analytic models that weight studies according to their precision</text:p>
          </table:table-cell>
        </table:table-row>
        <table:table-row>
          <table:table-cell table:style-name="Tableau2.A1" office:value-type="string">
            <text:p text:style-name="Table_20_Contents">Synthesis and reporting</text:p>
          </table:table-cell>
          <table:table-cell table:style-name="Tableau2.A1" office:value-type="string">
            <text:p text:style-name="Table_20_Contents">Discussion bias/interpretation bias</text:p>
          </table:table-cell>
          <table:table-cell table:style-name="Tableau2.A1" office:value-type="string">
            <text:p text:style-name="Table_20_Contents">Reviewers focus on different portions of the evidence base when discussing their findings, possibly due to their specific research background or interests</text:p>
          </table:table-cell>
          <table:table-cell table:style-name="Tableau2.A1" office:value-type="string">
            <text:p text:style-name="Table_20_Contents">Draft the discussion as a team through consensus. Do not focus unduly on single studies unless their validity warrants examination over the broader evidence base. Focus on patterns and consistency in the evidence base rather than individual findings. Use appropriate synthesis tools, such as meta-analysis, to identify patterns</text:p>
          </table:table-cell>
        </table:table-row>
        <table:table-row>
          <table:table-cell table:style-name="Tableau2.A1" office:value-type="string">
            <text:p text:style-name="Table_20_Contents">Update</text:p>
          </table:table-cell>
          <table:table-cell table:style-name="Tableau2.A1" office:value-type="string">
            <text:p text:style-name="Table_20_Contents">Time-lag bias</text:p>
          </table:table-cell>
          <table:table-cell table:style-name="Tableau2.A1" office:value-type="string">
            <text:p text:style-name="Table_20_Contents">Studies with significant <text:soft-page-break/>results are more likely to be published sooner than non-significant results</text:p>
          </table:table-cell>
          <table:table-cell table:style-name="Tableau2.A1" office:value-type="string">
            <text:p text:style-name="Table_20_Contents">Update searches immediately before <text:soft-page-break/>completing the review to include research published since searches were originally conducted. Regularly update the systematic review at a frequency dependent on the publication rate in the evidence base. Examine the presence of time lags between study conduct and publication in relation to different patterns in the evidence base (in terms of the types of studies and their findings)</text:p>
          </table:table-cell>
        </table:table-row>
      </table:table>
      <text:p text:style-name="P2"/>
      <text:h text:style-name="Heading_20_1" text:outline-level="1">2 Modes de recherche : <text:span text:style-name="T2">i</text:span><text:span text:style-name="T3">dentifier </text:span><text:span text:style-name="T4">les </text:span><text:span text:style-name="T3">m</text:span><text:span text:style-name="T5">o</text:span><text:span text:style-name="T3">des </text:span><text:span text:style-name="T5">de recherche</text:span><text:span text:style-name="T3"> utilisés dans </text:span><text:span text:style-name="T5">des</text:span><text:span text:style-name="T3"> article</text:span><text:span text:style-name="T5">s</text:span></text:h>
      <text:list text:style-name="L1">
        <text:list-item>
          <text:p text:style-name="P6">Quels modes de recherche identifiez-vous dans chacun des 2 articles suivants ?</text:p>
          <text:p text:style-name="P6"/>
        </text:list-item>
      </text:list>
      <text:p text:style-name="Standard">Akın Ateş, M., Suurmond, R., Luzzini, D., &amp; Krause, D. (2022). Order from chaos : A meta-analysis of supply chain complexity and firm performance. <text:span text:style-name="T6">Journal of Supply Chain Management, 58</text:span>(1), 3‑30. https://doi.org/10.1111/jscm.12264 [p. 8-9]</text:p>
      <text:p text:style-name="Standard"/>
      <text:p text:style-name="Standard">Boness, C. L., Watts, A. L., Moeller, K. N., &amp; Sher, K. J. (2021). The Etiologic, Theory-Based, Ontogenetic Hierarchical Framework of Alcohol Use Disorder : A Translational Systematic Review of Reviews. <text:span text:style-name="T6">Psychological Bulletin, 147</text:span>(10), 1075‑1123. <text:a xlink:type="simple" xlink:href="https://doi.org/10.1037/bul0000333" text:style-name="Internet_20_link" text:visited-style-name="Visited_20_Internet_20_Link">https://doi.org/10.1037/bul0000333</text:a> [p. 13] </text:p>
      <text:p text:style-name="Standard"/>
      <text:list text:style-name="L2">
        <text:list-item>
          <text:p text:style-name="P7">Parmi ceux-là, lesquels avez-vous déjà utilisées ? </text:p>
        </text:list-item>
        <text:list-item>
          <text:p text:style-name="P7">En connaissez-vous d’autres ?</text:p>
        </text:list-item>
      </text:list>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E"/>
        <table:table-column table:style-name="Tableau1.H"/>
        <table:table-column table:style-name="Tableau1.E"/>
        <table:table-column table:style-name="Tableau1.J"/>
        <table:table-column table:style-name="Tableau1.E"/>
        <table:table-column table:style-name="Tableau1.L"/>
        <table:table-header-rows>
          <table:table-row table:style-name="Tableau1.1">
            <table:table-cell table:style-name="Tableau1.A1" office:value-type="string">
              <text:p text:style-name="P8" loext:marker-style-name="T7"><text:span text:style-name="T7">Author names</text:span></text:p>
            </table:table-cell>
            <table:table-cell table:style-name="Tableau1.B1" office:value-type="string">
              <text:p text:style-name="P8" loext:marker-style-name="T7"><text:span text:style-name="T7">Title</text:span></text:p>
            </table:table-cell>
            <table:table-cell table:style-name="Tableau1.B1" office:value-type="string">
              <text:p text:style-name="P8" loext:marker-style-name="T7"><text:span text:style-name="T7">Journal</text:span></text:p>
            </table:table-cell>
            <table:table-cell table:style-name="Tableau1.A1" office:value-type="string">
              <text:p text:style-name="P8" loext:marker-style-name="T7"><text:span text:style-name="T7">Meta-Analysis</text:span></text:p>
            </table:table-cell>
            <table:table-cell table:style-name="Tableau1.A1" office:value-type="string">
              <text:p text:style-name="P8" loext:marker-style-name="T7"><text:span text:style-name="T7">Systematic review</text:span></text:p>
            </table:table-cell>
            <table:table-cell table:style-name="Tableau1.A1" office:value-type="string">
              <text:p text:style-name="P8" loext:marker-style-name="T7"><text:span text:style-name="T7">Systematic review process mentioned</text:span></text:p>
            </table:table-cell>
            <table:table-cell table:style-name="Tableau1.A1" office:value-type="string">
              <text:p text:style-name="P8" loext:marker-style-name="T7"><text:span text:style-name="T7">Keyword searching</text:span></text:p>
            </table:table-cell>
            <table:table-cell table:style-name="Tableau1.A1" office:value-type="string">
              <text:p text:style-name="P8" loext:marker-style-name="T7"><text:span text:style-name="T7">Forward citation searching</text:span></text:p>
            </table:table-cell>
            <table:table-cell table:style-name="Tableau1.A1" office:value-type="string">
              <text:p text:style-name="P8" loext:marker-style-name="T7"><text:span text:style-name="T7">Backward citation searching</text:span></text:p>
            </table:table-cell>
            <table:table-cell table:style-name="Tableau1.A1" office:value-type="string">
              <text:p text:style-name="P8" loext:marker-style-name="T7"><text:span text:style-name="T7">Narrative searching</text:span></text:p>
            </table:table-cell>
            <table:table-cell table:style-name="Tableau1.A1" office:value-type="string">
              <text:p text:style-name="P8" loext:marker-style-name="T7"><text:span text:style-name="T7">Handsearching</text:span></text:p>
            </table:table-cell>
            <table:table-cell table:style-name="Tableau1.L1" office:value-type="string">
              <text:p text:style-name="P8" loext:marker-style-name="T7"><text:span text:style-name="T7">Author contacts</text:span></text:p>
            </table:table-cell>
          </table:table-row>
        </table:table-header-rows>
        <table:table-row table:style-name="Tableau1.1">
          <table:table-cell table:style-name="Tableau1.A2" office:value-type="string">
            <text:p text:style-name="P9" loext:marker-style-name="T8"><text:span text:style-name="T9">Akın Ateş, M., Suurmond, R., Luzzini, D., &amp; Krause, D.</text:span></text:p>
          </table:table-cell>
          <table:table-cell table:style-name="Tableau1.B2" office:value-type="string">
            <text:p text:style-name="P10" loext:marker-style-name="T8"><text:span text:style-name="T10">Order from chaos: A meta‐analysis of supply chain complexity and firm performance</text:span></text:p>
          </table:table-cell>
          <table:table-cell table:style-name="Tableau1.B2" office:value-type="string">
            <text:p text:style-name="P10" loext:marker-style-name="T8"><text:span text:style-name="T10">Journal of Supply Chain Management</text:span></text:p>
          </table:table-cell>
          <table:table-cell table:style-name="Tableau1.A2" office:value-type="string">
            <text:p text:style-name="P10" loext:marker-style-name="T8"><text:span text:style-name="T11">✓</text:span></text:p>
          </table:table-cell>
          <table:table-cell table:style-name="Tableau1.A2" office:value-type="string">
            <text:p text:style-name="P10" loext:marker-style-name="T8"><text:span text:style-name="T10">X</text:span></text:p>
          </table:table-cell>
          <table:table-cell table:style-name="Tableau1.A2" office:value-type="string">
            <text:p text:style-name="P10" loext:marker-style-name="T8"><text:span text:style-name="T10">X</text:span></text:p>
          </table:table-cell>
          <table:table-cell table:style-name="Tableau1.A2" office:value-type="string">
            <text:p text:style-name="P10" loext:marker-style-name="T8"><text:span text:style-name="T11">✓</text:span></text:p>
          </table:table-cell>
          <table:table-cell table:style-name="Tableau1.A2" office:value-type="string">
            <text:p text:style-name="P10" loext:marker-style-name="T8"><text:span text:style-name="T10">X</text:span></text:p>
          </table:table-cell>
          <table:table-cell table:style-name="Tableau1.A2" office:value-type="string">
            <text:p text:style-name="P10" loext:marker-style-name="T8"><text:span text:style-name="T11">✓</text:span></text:p>
          </table:table-cell>
          <table:table-cell table:style-name="Tableau1.A2" office:value-type="string">
            <text:p text:style-name="P10" loext:marker-style-name="T8"><text:span text:style-name="T11">✓</text:span></text:p>
          </table:table-cell>
          <table:table-cell table:style-name="Tableau1.A2" office:value-type="string">
            <text:p text:style-name="P10" loext:marker-style-name="T8"><text:span text:style-name="T11">✓</text:span></text:p>
          </table:table-cell>
          <table:table-cell table:style-name="Tableau1.L2" office:value-type="string">
            <text:p text:style-name="P10" loext:marker-style-name="T8"><text:span text:style-name="T10">X</text:span></text:p>
          </table:table-cell>
        </table:table-row>
        <table:table-row table:style-name="Tableau1.3">
          <table:table-cell table:style-name="Tableau1.A2" office:value-type="string">
            <text:p text:style-name="P11" loext:marker-style-name="T8"><text:span text:style-name="T10">Boness CL, Watts AL, Moeller KN, Sher KJ.</text:span></text:p>
          </table:table-cell>
          <table:table-cell table:style-name="Tableau1.B2" office:value-type="string">
            <text:p text:style-name="P12" loext:marker-style-name="T8"><text:span text:style-name="T10">The Etiologic, Theory-Based, Ontogenetic Hierarchical Framework of Alcohol Use Disorder: A Translational Systematic Review of Reviews</text:span></text:p>
          </table:table-cell>
          <table:table-cell table:style-name="Tableau1.B2" office:value-type="string">
            <text:p text:style-name="P12" loext:marker-style-name="T8"><text:span text:style-name="T10">Psychological Bulletin</text:span></text:p>
          </table:table-cell>
          <table:table-cell table:style-name="Tableau1.A2" office:value-type="string">
            <text:p text:style-name="P12" loext:marker-style-name="T8"><text:span text:style-name="T10">X</text:span></text:p>
          </table:table-cell>
          <table:table-cell table:style-name="Tableau1.A2" office:value-type="string">
            <text:p text:style-name="P12" loext:marker-style-name="T8"><text:span text:style-name="T11">✓</text:span></text:p>
          </table:table-cell>
          <table:table-cell table:style-name="Tableau1.A2" office:value-type="string">
            <text:p text:style-name="P12" loext:marker-style-name="T8"><text:span text:style-name="T11">✓</text:span></text:p>
          </table:table-cell>
          <table:table-cell table:style-name="Tableau1.A2" office:value-type="string">
            <text:p text:style-name="P12" loext:marker-style-name="T8"><text:span text:style-name="T11">✓</text:span></text:p>
          </table:table-cell>
          <table:table-cell table:style-name="Tableau1.A2" office:value-type="string">
            <text:p text:style-name="P12" loext:marker-style-name="T8"><text:span text:style-name="T11">✓</text:span></text:p>
          </table:table-cell>
          <table:table-cell table:style-name="Tableau1.A2" office:value-type="string">
            <text:p text:style-name="P12" loext:marker-style-name="T8"><text:span text:style-name="T11">✓</text:span></text:p>
          </table:table-cell>
          <table:table-cell table:style-name="Tableau1.A2" office:value-type="string">
            <text:p text:style-name="P12" loext:marker-style-name="T8"><text:span text:style-name="T10">X</text:span></text:p>
          </table:table-cell>
          <table:table-cell table:style-name="Tableau1.A2" office:value-type="string">
            <text:p text:style-name="P12" loext:marker-style-name="T8"><text:span text:style-name="T10">X</text:span></text:p>
          </table:table-cell>
          <table:table-cell table:style-name="Tableau1.L2" office:value-type="string">
            <text:p text:style-name="P12" loext:marker-style-name="T8"><text:span text:style-name="T11">✓</text:span></text:p>
          </table:table-cell>
        </table:table-row>
        <table:table-row table:style-name="Tableau1.3">
          <table:table-cell table:style-name="Tableau1.A4" office:value-type="string">
            <text:p text:style-name="P13" loext:marker-style-name="T10"><office:annotation office:name="__Annotation__31768_1331178811" loext:resolved="false"><dc:creator>Auteur inconnu</dc:creator><dc:date>2025-03-25T11:23:40.852000000</dc:date><text:p text:style-name="Comment">Description claire et structurée des modes utilisés – p. 4- <text:a xlink:href="https://doi.org/10.1002/hrm.22068" xlink:type="simple">https://doi.org/10.1002/hrm.22068</text:a><text:s/></text:p></office:annotation><text:span text:style-name="T10">Bednall, T. C., Sanders, K., &amp; Yang, H.</text:span></text:p>
          </table:table-cell>
          <table:table-cell table:style-name="Tableau1.B4" office:value-type="string">
            <text:p text:style-name="P14" loext:marker-style-name="T10"><text:span text:style-name="T10">A meta‐analysis on employee perceptions of human resource strength: Examining the mediating versus moderating hypotheses</text:span></text:p>
          </table:table-cell>
          <table:table-cell table:style-name="Tableau1.B4" office:value-type="string">
            <text:p text:style-name="P14" loext:marker-style-name="T10"><text:span text:style-name="T10">Human Resource Management</text:span></text:p>
          </table:table-cell>
          <table:table-cell table:style-name="Tableau1.A4" office:value-type="string">
            <text:p text:style-name="P14" loext:marker-style-name="T10"><text:span text:style-name="T11">✓</text:span></text:p>
          </table:table-cell>
          <table:table-cell table:style-name="Tableau1.A4" office:value-type="string">
            <text:p text:style-name="P14" loext:marker-style-name="T10"><text:span text:style-name="T10">X</text:span></text:p>
          </table:table-cell>
          <table:table-cell table:style-name="Tableau1.A4" office:value-type="string">
            <text:p text:style-name="P14" loext:marker-style-name="T10"><text:span text:style-name="T10">X</text:span></text:p>
          </table:table-cell>
          <table:table-cell table:style-name="Tableau1.A4" office:value-type="string">
            <text:p text:style-name="P14" loext:marker-style-name="T10"><text:span text:style-name="T11">✓</text:span></text:p>
          </table:table-cell>
          <table:table-cell table:style-name="Tableau1.A4" office:value-type="string">
            <text:p text:style-name="P14" loext:marker-style-name="T10"><text:span text:style-name="T11">✓</text:span></text:p>
          </table:table-cell>
          <table:table-cell table:style-name="Tableau1.A4" office:value-type="string">
            <text:p text:style-name="P14" loext:marker-style-name="T10"><text:span text:style-name="T10">X</text:span></text:p>
          </table:table-cell>
          <table:table-cell table:style-name="Tableau1.A4" office:value-type="string">
            <text:p text:style-name="P14" loext:marker-style-name="T10"><text:span text:style-name="T10">X</text:span></text:p>
          </table:table-cell>
          <table:table-cell table:style-name="Tableau1.A4" office:value-type="string">
            <text:p text:style-name="P14" loext:marker-style-name="T10"><text:span text:style-name="T11">✓</text:span></text:p>
          </table:table-cell>
          <table:table-cell table:style-name="Tableau1.L4" office:value-type="string">
            <text:p text:style-name="P14" loext:marker-style-name="T10"><text:span text:style-name="T11">✓</text:span><office:annotation-end office:name="__Annotation__31768_1331178811"/></text:p>
          </table:table-cell>
        </table:table-row>
      </table:table>
      <text:p text:style-name="P15"/>
      <text:p text:style-name="Standard">Source : Gusenbauer, M., &amp; Gauster, S. P. (2025). How to search for literature in systematic reviews and meta-analyses : A comprehensive step-by-step guide. <text:span text:style-name="T6">Technological Forecasting and Social Change, 212</text:span>, 123833. https://doi.org/10.1016/j.techfore.2024.123833 - fichier supplémentaire, <text:span text:style-name="T5">p. 35-36</text:span></text:p>
      <text:p text:style-name="Standard"/>
      <text:h text:style-name="Heading_20_1" text:outline-level="1"><text:soft-page-break/><text:span text:style-name="T12">3</text:span> <text:span text:style-name="T13">Outils de recherche</text:span></text:h>
      <text:h text:style-name="P16" text:outline-level="2">Classer des outils par type</text:h>
      <text:p text:style-name="P17">Quelles différences faites-vous entre les outils mentionnés ci-dessous ? Selon quelles catégories les classez-vous ?</text:p>
      <text:list text:style-name="L3">
        <text:list-item>
          <text:p text:style-name="P18">Google Scholar</text:p>
        </text:list-item>
        <text:list-item>
          <text:p text:style-name="P18">EBSCO host</text:p>
        </text:list-item>
        <text:list-item>
          <text:p text:style-name="P18">Web of Science</text:p>
        </text:list-item>
        <text:list-item>
          <text:p text:style-name="P18">CAIRN</text:p>
        </text:list-item>
        <text:list-item>
          <text:p text:style-name="P18">CORE</text:p>
        </text:list-item>
        <text:list-item>
          <text:p text:style-name="P18">APA PsycInfo</text:p>
        </text:list-item>
        <text:list-item>
          <text:p text:style-name="P18">Web of Science Core Collection</text:p>
        </text:list-item>
        <text:list-item>
          <text:p text:style-name="P19">ERIH PLUS - <text:span text:style-name="T12">Dimensions</text:span></text:p>
        </text:list-item>
      </text:list>
      <text:h text:style-name="Heading_20_1" text:outline-level="1"><text:span text:style-name="T12">4</text:span> Construction <text:span text:style-name="T4">d’une </text:span>équation de recherche</text:h>
      <text:h text:style-name="P20" text:outline-level="2">R<text:span text:style-name="T14">appels : testons nos connaissances</text:span></text:h>
      <text:p text:style-name="P21">De quel sujet cette équation de recherche est-elle la traduction ? Quels éléments de syntaxe reconnaissez-vous ? En manque-t-il ?</text:p>
      <text:p text:style-name="P22">(teacher* OR tutor* OR instructor* OR educator*) AND ("emotion* regulat*" OR "emotion* labor" OR "emotion* labour" OR "affect* regulat*" OR "emotion* manag*" OR "emotion* control" OR "mood regulat*") AND ("primary school*" OR "primary education" OR "elementary school*" OR "elementary education")</text:p>
      <text:p text:style-name="P23"><text:span text:style-name="T15">Source : </text:span>Fayda-Kinik, F. S., &amp; Kirisci-Sarikaya, A. (2025). Teachers’ Emotion Regulation in the Workplace : A Comparative Systematic Review. <text:span text:style-name="T1">European Journal of Education</text:span>, <text:span text:style-name="T1">60</text:span>(2), e70060. <text:a xlink:type="simple" xlink:href="https://doi.org/10.1111/ejed.70060" text:style-name="Internet_20_link" text:visited-style-name="Visited_20_Internet_20_Link">https://doi.org/10.1111/ejed.70060</text:a></text:p>
      <text:h text:style-name="Heading_20_2" text:outline-level="2">Construction <text:span text:style-name="T4">d’une </text:span>équation à partir <text:span text:style-name="T4">de </text:span>mots-clés fournis</text:h>
      <text:p text:style-name="P24">A partir des mots-clés ci-dessous, quelle combinaison proposez-vous pour le sujet suivant : « la participation aux arts comme comportement de santé : le rôle des arts dans la prévention des maladies non transmissibles »? <text:s/>Vous pouvez ajouter des mots-clés supplémentaires.</text:p>
      <text:list text:style-name="L4">
        <text:list-item>
          <text:p text:style-name="P25">art</text:p>
        </text:list-item>
        <text:list-item>
          <text:p text:style-name="P25">cancer</text:p>
        </text:list-item>
        <text:list-item>
          <text:p text:style-name="P25">dementia</text:p>
        </text:list-item>
        <text:list-item>
          <text:p text:style-name="P25">diabete</text:p>
        </text:list-item>
        <text:list-item>
          <text:p text:style-name="P25">participation</text:p>
        </text:list-item>
        <text:list-item>
          <text:p text:style-name="P25">interaction</text:p>
        </text:list-item>
      </text:list>
      <text:p text:style-name="P26"><text:soft-page-break/>Énoncé à partir de l’équation de recherche ci-dessous.</text:p>
      <text:p text:style-name="P27">Morgan-Daniel, J., &amp; Pyche, C. (2024). Arts participation as a health behaviour : A systematic review of evidence for the roles of the arts in Non-Communicable Disease (NCD) prevention and health promotion (Google Scholar). <text:span text:style-name="T1">searchRxiv</text:span>. <text:a xlink:type="simple" xlink:href="https://doi.org/10.1079/searchRxiv.2024.00604" text:style-name="Internet_20_link" text:visited-style-name="Visited_20_Internet_20_Link">https://doi.org/10.1079/searchRxiv.2024.00604</text:a></text:p>
      <text:p text:style-name="P24"/>
      <text:p text:style-name="Standard">(Art OR arts OR artist OR artists OR artistic OR artistry) AND (dementia OR Alzheimer OR cancer OR cancers OR cancerous OR neoplasm OR neoplasms OR tumor OR tumour OR "mental health" OR "mental illness" OR cardiovascular OR stroke OR respiratory OR diabetes OR prediabetes OR diabetic) AND (community OR communities OR local OR neighborhood OR neighborhoods) AND (participation OR engagement OR interactive OR interaction)</text:p>
      <text:h text:style-name="Heading_20_2" text:outline-level="2">Valid<text:span text:style-name="T12">ation d’</text:span>une équation de recherche avec une liste de contrôle</text:h>
      <text:p text:style-name="P28"><text:span text:style-name="T12">Exemple</text:span> dans <text:a xlink:type="simple" xlink:href="https://www.lens.org/lens/search/scholar/structured" text:style-name="Internet_20_link" text:visited-style-name="Visited_20_Internet_20_Link">The Lens</text:a></text:p>
      <text:p text:style-name="P28">Rechercher dans le champ résumé :</text:p>
      <text:p text:style-name="P28"/>
      <text:p text:style-name="P29"><text:span text:style-name="T16">(restor* OR reveg* OR regener* OR reforest* OR afforest* OR remediat* OR rewild* OR re-wild* OR "conservation translocat*" OR rehabilitat*) AND (participat* OR collabor* OR co-product* OR collectiv* OR stakehold* OR engag*) </text:span>AND (ecolog* OR environment* OR ecosystem*) AND (scenario* OR <text:span text:style-name="T16">f</text:span>orecast* OR backcast* OR futur* OR trajector*) <text:span text:style-name="T16"><text:s/></text:span></text:p>
      <text:p text:style-name="P29"/>
      <text:p text:style-name="P28">Et dans le champ DOI :</text:p>
      <text:p text:style-name="P28"/>
      <text:p text:style-name="P28">("10.1007/978-3-032-01817-5_6" OR "10.3390/healthcare13233171" OR "10.51583/ijltemas.2025.1411000026" OR " 10.1088/1402-4896/ae26f4" OR "10.1007/s43621-025-02127-3") </text:p>
      <text:h text:style-name="Heading_20_2" text:outline-level="2">Critique e<text:span text:style-name="T17">t</text:span> amélioration <text:span text:style-name="T4">d’une</text:span> <text:span text:style-name="T18">équation </text:span><text:span text:style-name="T4">de recherche</text:span></text:h>
      <text:p text:style-name="Text_20_body">Vous allez considérer l’équation de recherche de l’une des 2 revues de littérature ci-dessous. Quelles critiques pouvez-vous formuler ? Et quelles améliorations proposer ?</text:p>
      <text:list text:style-name="L5">
        <text:list-item>
          <text:p text:style-name="P30"><text:span text:style-name="T19">Article 1</text:span> : Rao, N., Patil, S., Singh, C., Roy, P., Pryor, C., Poonacha, P., &amp; Genes, M. (2022). Cultivating sustainable and healthy cities : A systematic literature review of the outcomes of urban and peri-urban agriculture. <text:span text:style-name="T6">Sustainable Cities and Society, 85</text:span>, 104063. https://doi.org/10.1016/j.scs.2022.104063 </text:p>
        </text:list-item>
      </text:list>
      <text:list text:style-name="L6">
        <text:list-item>
          <text:p text:style-name="P31"><text:span text:style-name="T19">Article 2</text:span> : Haldon-Hermoso, J., Porras-Bueno, N., &amp; Plaza-Mejía, Á. (2025). Diving into residents’ pro-tourism behaviour : A literature review. <text:span text:style-name="T1">European Journal of Tourism Research</text:span>, <text:span text:style-name="T1">40</text:span>, 4017. <text:a xlink:type="simple" xlink:href="https://doi.org/10.54055/ejtr.v40i.3636" text:style-name="Internet_20_link" text:visited-style-name="Visited_20_Internet_20_Link">https://doi.org/10.54055/ejtr.v40i.3636</text:a></text:p>
          <text:p text:style-name="P31"><text:s/></text:p>
        </text:list-item>
      </text:list>
      <text:h text:style-name="Heading_20_3" text:outline-level="3">Article 1</text:h>
      <text:p text:style-name="P32">Rao, N., Patil, S., Singh, C., Roy, P., Pryor, C., Poonacha, P., &amp; Genes, M. (2022). Cultivating sustainable and healthy cities : A systematic literature review of the outcomes of urban and peri-urban agriculture. <text:span text:style-name="T1">Sustainable Cities and Society</text:span>, <text:span text:style-name="T1">85</text:span>, 104063. <text:a xlink:type="simple" xlink:href="https://doi.org/10.1016/j.scs.2022.104063" text:style-name="Internet_20_link" text:visited-style-name="Visited_20_Internet_20_Link">https://doi.org/10.1016/j.scs.2022.104063</text:a></text:p>
      <text:p text:style-name="P33">Début de l’équation :</text:p>
      <text:p text:style-name="P33"><text:soft-page-break/><text:span text:style-name="T4">"</text:span>urban agriculture<text:span text:style-name="T4">"</text:span> OR <text:span text:style-name="T4">"</text:span>peri-urban agriculture<text:span text:style-name="T4">"</text:span> OR <text:span text:style-name="T4">"</text:span>urban farm*<text:span text:style-name="T4">"</text:span> OR <text:span text:style-name="T4">"</text:span>peri-urban farm*<text:span text:style-name="T4">"</text:span> OR <text:span text:style-name="T4">"</text:span>green infrastructure<text:span text:style-name="T4">"</text:span> OR <text:span text:style-name="T4">"</text:span>urban greening<text:span text:style-name="T4">"</text:span> OR <text:span text:style-name="T4">"</text:span>city farm*<text:span text:style-name="T4">"</text:span> AND <text:span text:style-name="T4">"</text:span>Sustainable<text:span text:style-name="T4">"</text:span> OR <text:span text:style-name="T4">"</text:span>Sustainability<text:span text:style-name="T4">"</text:span> AND <text:span text:style-name="T6">(economic or environmental or societal)</text:span></text:p>
      <text:p text:style-name="P32"><text:span text:style-name="T20">Critiqué par : </text:span>Haddaway, N. R., &amp; Vicente-Vicente, J. L. (2023). Fatal flaws in systematic review conduct, and how to fix them—A commentary to Rao. Et al. (2022). <text:span text:style-name="T1">Sustainable Cities and Society</text:span>, <text:span text:style-name="T1">92</text:span>, 104457. <text:a xlink:type="simple" xlink:href="https://doi.org/10.1016/j.scs.2023.104457" text:style-name="Internet_20_link" text:visited-style-name="Visited_20_Internet_20_Link">https://doi.org/10.1016/j.scs.2023.104457</text:a></text:p>
      <text:p text:style-name="Quotations">Problem 8: Lack of comprehensiveness in search terms </text:p>
      <text:p text:style-name="Quotations">Potential consequence: Missing evidence / Bias in evidence Description: If the search terms used in the search string are not carefully designed and tested, they are likely to be insufficient to retrieve all potentially relevant evidence. </text:p>
      <text:p text:style-name="Quotations">Detail, a: The terms the authors use in their string are very narrow and, therefore, are likely to be insufficient to cover all the different farming systems in both the Global North and South (e.g. indoor farming, controlled-environment farming, guerrilla gardening, horticulture, home gardens, livestock, beekeeping) (e.g. Warren et al. 2015; Orsini et al. 2020; Follmann et al. 2021; Evans et al. 2022). </text:p>
      <text:p text:style-name="Quotations">Detail, b: The authors are too restrictive in the synonyms used for ’urban’ and ’peri-urban’, whilst other review authors have previously provided multiple synonyms for related searches (e.g. city, town, urban fringe, urban sprawl) (e.g. Zasada 2011; Korth et al. 2014). </text:p>
      <text:p text:style-name="Quotations">Detail, c: The highly restrictive substring drastically reduces the body of potentially relevant literature. Indeed, removing the restriction <text:s/>of the sustainability substring yields 2.8 times more evidence in our Web <text:s/>of Science databases.</text:p>
      <text:h text:style-name="Heading_20_3" text:outline-level="3">Article 2</text:h>
      <text:p text:style-name="P34">Haldon-Hermoso, J., Porras-Bueno, N., &amp; Plaza-Mejía, Á. (2025). Diving into residents’ pro-tourism behaviour : A literature review. <text:span text:style-name="T1">European Journal of Tourism Research</text:span>, <text:span text:style-name="T1">40</text:span>, 4017. <text:a xlink:type="simple" xlink:href="https://doi.org/10.54055/ejtr.v40i.3636" text:style-name="Internet_20_link" text:visited-style-name="Visited_20_Internet_20_Link">https://doi.org/10.54055/ejtr.v40i.3636</text:a></text:p>
      <text:p text:style-name="P34"/>
      <text:p text:style-name="P33"><text:span text:style-name="T21">Description de l’é</text:span>quation :</text:p>
      <text:p text:style-name="Quotations">We selected the search terms: "Behavior," "Resident," and "Tourism" as they are keywords used in the relevant literature. The syntax used in the search by title or abstract was: "Behavio*" AND "Resident?" AND "Tourism". The truncation symbol "*" was used to ensure the inclusion of words with the same origin, and "?" was used to account for both singular and plural forms. </text:p>
      <text:h text:style-name="Heading_20_2" text:outline-level="2"/>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Titre_20_et_20_contenu_5f__7e_LT_7e_Gliederung_20_1" style:display-name="Titre et contenu_~LT~Gliederung 1" style:family="paragraph">
      <style:paragraph-properties fo:margin-top="0.376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re_20_et_20_contenu_5f__7e_LT_7e_Gliederung_20_2" style:display-name="Titre et contenu_~LT~Gliederung 2" style:family="paragraph" style:parent-style-name="Titre_20_et_20_contenu_5f__7e_LT_7e_Gliederung_20_1">
      <style:paragraph-properties fo:margin-top="0.3cm" fo:margin-bottom="0cm" style:contextual-spacing="false" fo:line-height="90%"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yle_20_de_20_dessin_20_par_20_défaut_5f_2" style:display-name="Style de dessin par défaut_2"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Arial" fo:font-family="Arial"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yle_20_de_20_dessin_20_par_20_défaut" style:display-name="Style de dessin par défaut"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Arial" fo:font-family="Arial"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20T13:57:48.752000000</meta:creation-date>
    <dc:date>2025-12-12T14:38:36.582365900</dc:date>
    <meta:editing-duration>PT7H39M46S</meta:editing-duration>
    <meta:editing-cycles>22</meta:editing-cycles>
    <meta:generator>LibreOffice/25.8.3.2$Windows_X86_64 LibreOffice_project/8ca8d55c161d602844f5428fa4b58097424e324e</meta:generator>
    <meta:print-date>2025-09-19T10:53:52.747918200</meta:print-date>
    <meta:printed-by>Fichiers PDF</meta:printed-by>
    <meta:document-statistic meta:table-count="2" meta:image-count="0" meta:object-count="0" meta:page-count="7" meta:paragraph-count="200" meta:word-count="2200" meta:character-count="15307" meta:non-whitespace-character-count="13294"/>
  </office:meta>
</office:document-meta>
</file>